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f32d"/>
    </style:style>
    <style:style style:name="P2" style:family="paragraph" style:parent-style-name="Standard">
      <style:text-properties officeooo:rsid="0018f32d" officeooo:paragraph-rsid="0018f32d"/>
    </style:style>
    <style:style style:name="P3" style:family="paragraph" style:parent-style-name="Standard">
      <style:text-properties officeooo:rsid="0018f32d" officeooo:paragraph-rsid="00197c07"/>
    </style:style>
    <style:style style:name="P4" style:family="paragraph" style:parent-style-name="Standard">
      <style:text-properties officeooo:paragraph-rsid="00197c07"/>
    </style:style>
    <style:style style:name="P5" style:family="paragraph" style:parent-style-name="Standard">
      <style:text-properties officeooo:rsid="00197c07" officeooo:paragraph-rsid="00197c07"/>
    </style:style>
    <style:style style:name="T1" style:family="text">
      <style:text-properties officeooo:rsid="0018f3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f32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f32d" style:font-weight-asian="normal" style:font-weight-complex="normal"/>
    </style:style>
    <style:style style:name="T6" style:family="text">
      <style:text-properties officeooo:rsid="00197c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tifícia Universidade Católica do Paraná Lógica Matemática – Lista de Exercícios 1 </text:p>
      <text:p text:style-name="P1">Nome: <text:span text:style-name="T1">Felipe de Lima dos Santos</text:span></text:p>
      <text:p text:style-name="P1"/>
      <text:p text:style-name="P1">Utilize as proposições para os exercícios (1) e (2): </text:p>
      <text:p text:style-name="P1">E : João estuda. </text:p>
      <text:p text:style-name="P1">A : O exame se aproxima. </text:p>
      <text:p text:style-name="P1">O : João é obrigado a estudar. </text:p>
      <text:p text:style-name="P1">M : João tira a nota máxima. </text:p>
      <text:p text:style-name="P1"/>
      <text:p text:style-name="P1">1) Descreva, em português, o significado de:</text:p>
      <text:p text:style-name="P1"/>
      <text:p text:style-name="P1">a) O ∧ ¬E</text:p>
      <text:p text:style-name="P1"><text:span text:style-name="T1">João é obrigado a estudar</text:span><text:span text:style-name="T3"> E</text:span><text:span text:style-name="T5"> João não estuda</text:span><text:span text:style-name="T4"> </text:span></text:p>
      <text:p text:style-name="P1">b) A → O </text:p>
      <text:p text:style-name="P2">O exame se aproxima <text:span text:style-name="T2">Implicando em </text:span><text:span text:style-name="T4">João ser obrigado a estudar. </text:span></text:p>
      <text:p text:style-name="P1">c) E ↔ O</text:p>
      <text:p text:style-name="P1"><text:span text:style-name="T1">João estuda e </text:span><text:span text:style-name="T2">se e somente </text:span><text:span text:style-name="T3">se</text:span><text:span text:style-name="T5"> joão estudar</text:span></text:p>
      <text:p text:style-name="P1">d) ¬A → ¬ E</text:p>
      <text:p text:style-name="P2">O exame <text:span text:style-name="T2">Não </text:span><text:span text:style-name="T4">se aproxima </text:span><text:span text:style-name="T2">implicando </text:span><text:span text:style-name="T4">em joão </text:span><text:span text:style-name="T2">Não </text:span><text:span text:style-name="T4">estudar</text:span></text:p>
      <text:p text:style-name="P1">e) A ∧ E → M </text:p>
      <text:p text:style-name="P2">O exame se aproxima <text:span text:style-name="T2">E </text:span><text:span text:style-name="T4">joão estuda </text:span><text:span text:style-name="T2">Implicando </text:span><text:span text:style-name="T4">em joão tirar a nota máxima</text:span></text:p>
      <text:p text:style-name="P1"/>
      <text:p text:style-name="P1">2) Simbolize as sentenças:</text:p>
      <text:p text:style-name="P1"/>
      <text:p text:style-name="P1">a) Se João estuda e é obrigado a estudar, então o exame se aproxima. </text:p>
      <text:p text:style-name="P3">E ∧ O → A</text:p>
      <text:p text:style-name="P1">b) João só estuda quando é obrigado ou quando o exame se aproxima. </text:p>
      <text:p text:style-name="P1"><text:span text:style-name="T1">E </text:span>∨ <text:span text:style-name="T1">O </text:span>∨ <text:span text:style-name="T1">A</text:span></text:p>
      <text:p text:style-name="P1">c) Se João estuda, então ele é obrigado a estudar e um exame se aproxima.</text:p>
      <text:p text:style-name="P2">E →O ∧ A</text:p>
      <text:p text:style-name="P1">d) Se o exame se aproxima, João é obrigado a estudar e estuda.</text:p>
      <text:p text:style-name="P2">A →O ∧ E</text:p>
      <text:p text:style-name="P1">e) Se João só estuda quando o exame se aproxima, então ele não estuda se não for obrigado. </text:p>
      <text:p text:style-name="P3">E → A → ¬ E →¬O</text:p>
      <text:p text:style-name="P1">f) Se João não tirou a nota máxima, então ele não estudou. </text:p>
      <text:p text:style-name="P4"><text:span text:style-name="T1">¬</text:span>M <text:span text:style-name="T1">→ ¬ E</text:span></text:p>
      <text:p text:style-name="P1">g) João não é obrigado a estudar, mas estuda e tira a nota máxima. </text:p>
      <text:p text:style-name="P3">¬O →<text:span text:style-name="T6">E </text:span>∧ <text:span text:style-name="T6">M</text:span></text:p>
      <text:p text:style-name="P1">h) João tira a nota máxima apenas se estudar, e é obrigado a estudar apenas quando o exame se aproxima. </text:p>
      <text:p text:style-name="P5">M ↔ E <text:span text:style-name="T1">∧ </text:span>O ↔ A</text:p>
      <text:p text:style-name="P1">i) Se João não estuda, isto não implica que não tire a nota máxima</text:p>
      <text:p text:style-name="P4"><text:span text:style-name="T1">¬ E ¬ </text:span><text:span text:style-name="T6">(</text:span><text:span text:style-name="T1">→ ¬ </text:span><text:span text:style-name="T6">M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21:28:29.156000000</meta:creation-date>
    <dc:date>2022-04-05T21:55:42.569000000</dc:date>
    <meta:editing-duration>PT8M46S</meta:editing-duration>
    <meta:editing-cycles>1</meta:editing-cycles>
    <meta:document-statistic meta:table-count="0" meta:image-count="0" meta:object-count="0" meta:page-count="1" meta:paragraph-count="37" meta:word-count="316" meta:character-count="1416" meta:non-whitespace-character-count="1120"/>
    <meta:generator>LibreOffice/7.3.1.3$Windows_X86_64 LibreOffice_project/a69ca51ded25f3eefd52d7bf9a5fad8c90b87951</meta:generator>
  </office:meta>
</office:document-meta>
</file>